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15.114cm" fo:min-width="19.15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05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67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2.416cm" fo:min-width="7.721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1cm" fo:min-width="0.52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8.98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0.261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226cm" fo:min-width="2.357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 style:writing-mode="lr-tb"/>
      <style:text-properties style:font-name="Noto Sans" fo:font-size="10pt" fo:font-weight="bold" style:font-size-asian="10pt" style:font-size-complex="10pt"/>
    </style:style>
    <style:style style:name="P2" style:family="paragraph">
      <style:paragraph-properties fo:text-align="center" style:writing-mode="lr-tb"/>
      <style:text-properties style:font-name="Noto Sans" fo:font-size="10pt" fo:font-weight="bold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style:font-name="Noto Sans" fo:font-weight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oto Sans" fo:font-size="10pt" fo:font-weight="bold" style:font-size-asian="10pt" style:font-size-complex="10pt"/>
    </style:style>
    <style:style style:name="P5" style:family="paragraph">
      <style:paragraph-properties fo:text-align="center" style:writing-mode="lr-tb"/>
      <style:text-properties style:font-name="Noto Sans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style:font-name="Noto Sans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style:font-name="Noto Sans" fo:font-size="8pt" fo:font-weight="bold" style:font-size-asian="8pt" style:font-size-complex="8pt"/>
    </style:style>
    <style:style style:name="P8" style:family="paragraph">
      <loext:graphic-properties draw:fill-color="#ffffff"/>
      <style:paragraph-properties fo:text-align="center" style:writing-mode="lr-tb"/>
      <style:text-properties style:font-name="Noto Sans" fo:font-size="8pt" fo:font-weight="bold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end" style:writing-mode="lr-tb"/>
      <style:text-properties fo:font-size="10pt" style:font-size-asian="10pt" style:font-size-complex="10pt"/>
    </style:style>
    <style:style style:name="T1" style:family="text">
      <style:text-properties style:font-name="Noto Sans" fo:font-size="10pt" fo:font-weight="bold" style:font-size-asian="10pt" style:font-size-complex="10pt"/>
    </style:style>
    <style:style style:name="T2" style:family="text">
      <style:text-properties style:font-name="Noto Sans" fo:font-size="7pt" fo:font-weight="bold" style:font-size-asian="7pt" style:font-size-complex="7pt"/>
    </style:style>
    <style:style style:name="T3" style:family="text">
      <style:text-properties style:font-name="Noto Sans" fo:font-size="6pt" fo:font-weight="bold" style:font-size-asian="6pt" style:font-size-complex="6pt"/>
    </style:style>
    <style:style style:name="T4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Noto Sans" fo:font-size="7pt" fo:font-weight="bold" style:font-size-asian="7pt" style:font-weight-asian="bold" style:font-size-complex="7pt" style:font-weight-complex="bold"/>
    </style:style>
    <style:style style:name="T6" style:family="text">
      <style:text-properties style:font-name="Noto Sans" fo:font-size="6pt" fo:font-weight="bold" style:font-size-asian="6pt" style:font-weight-asian="bold" style:font-size-complex="6pt" style:font-weight-complex="bold"/>
    </style:style>
    <style:style style:name="T7" style:family="text">
      <style:text-properties style:font-name="Noto Sans" fo:font-size="8pt" fo:font-weight="bold" style:font-size-asian="8pt" style:font-size-complex="8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685cm" svg:height="15.398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3.652cm" svg:y="10.148cm">
            <text:p text:style-name="P2"><text:span text:style-name="T1">65C02</text:span></text:p>
            <text:p text:style-name="P2"><text:span text:style-name="T1">CP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3.652cm" svg:y="5.703cm">
            <text:p text:style-name="P2"><text:span text:style-name="T1">65C22</text:span></text:p>
            <text:p text:style-name="P2"><text:span text:style-name="T1">VI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3.652cm" svg:y="8.878cm">
            <text:p text:style-name="P2"><text:span text:style-name="T1">RT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3.798cm">
            <text:p text:style-name="P2"><text:span text:style-name="T1">PS/2 Por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2.528cm">
            <text:p text:style-name="P2"><text:span text:style-name="T1">SD Car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6.338cm">
            <text:p text:style-name="P2"><text:span text:style-name="T1">IEC 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5.068cm">
            <text:p text:style-name="P2"><text:span text:style-name="T1">UART Wi-Fi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11.735cm">
            <text:p text:style-name="P2"><text:span text:style-name="T1">VDA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8.878cm">
            <text:p text:style-name="P2"><text:span text:style-name="T1">CODE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10.148cm">
            <text:p text:style-name="P2"><text:span text:style-name="T1">SID Ctr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3.652cm" svg:y="7.608cm">
            <text:p text:style-name="P2"><text:span text:style-name="T1">DIP Swit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1.5707963267949) translate (17.939cm 10.148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5.70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3" draw:layer="layout" svg:width="0.636cm" svg:height="0.635cm" svg:x="6.192cm" svg:y="2.218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4" draw:layer="layout" svg:width="8.255cm" svg:height="12.7cm" svg:x="8.097cm" svg:y="0.623cm">
            <text:p text:style-name="P2"><text:span text:style-name="T1">TinyVick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635cm" svg:height="0.635cm" draw:transform="rotate (1.5707963267949) translate (6.193cm 4.758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8.24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8" draw:text-style-name="P3" draw:layer="layout" svg:width="0.635cm" svg:height="1.27cm" draw:transform="rotate (1.5707963267949) translate (7.462cm 2.846cm)">
            <text:p/>
            <draw:enhanced-geometry svg:viewBox="0 0 21600 21600" draw:text-areas="?f0 ?f8 ?f2 ?f9" draw:type="up-down-arrow" draw:modifiers="5400 4282.61211644375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16.987cm" svg:y="13.017cm">
            <text:p text:style-name="P2"><text:span text:style-name="T1">Vide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7.62cm">
            <text:p text:style-name="P2"><text:span text:style-name="T1">Audio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1.271cm" svg:height="0.635cm" svg:x="15.716cm" svg:y="8.878cm">
            <text:p/>
            <draw:enhanced-geometry svg:viewBox="0 0 21600 21600" draw:text-areas="0 ?f0 ?f5 ?f2" draw:type="right-arrow" draw:modifiers="15758.4905660377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13.177cm" svg:y="7.608cm">
            <text:p text:style-name="P2"><text:span text:style-name="T1">Stereo PSG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-1.5707963267949) translate (14.764cm 8.243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xml:id="id2" draw:id="id2" draw:layer="layout" svg:width="2.54cm" svg:height="1.27cm" svg:x="3.652cm" svg:y="1.893cm">
            <text:p text:style-name="P2"><text:span text:style-name="T1">Flash</text:span></text:p>
            <text:p text:style-name="P2"><text:span text:style-name="T2">512KB</text:span></text:p>
            <text:p text:style-name="P2"><text:span text:style-name="T3">$080000-$0FFFF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" draw:id="id1" draw:layer="layout" svg:width="2.54cm" svg:height="1.27cm" svg:x="8.732cm" svg:y="1.893cm">
            <draw:glue-point draw:id="4" svg:x="-2.5cm" svg:y="-5cm"/>
            <draw:glue-point draw:id="5" svg:x="2.5cm" svg:y="-5cm"/>
            <text:p text:style-name="P2"><text:span text:style-name="T1">MM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xml:id="id4" draw:id="id4" draw:layer="layout" svg:width="2.54cm" svg:height="1.27cm" svg:x="8.732cm" svg:y="13.958cm">
            <text:p text:style-name="P5"><text:span text:style-name="T4">SRAM</text:span></text:p>
            <text:p text:style-name="P5"><text:span text:style-name="T5">512KB</text:span></text:p>
            <text:p text:style-name="P5"><text:span text:style-name="T6">$000000-$07FF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xml:id="id3" draw:id="id3" draw:layer="layout" svg:width="2.54cm" svg:height="1.27cm" svg:x="3.653cm" svg:y="3.806cm">
            <text:p text:style-name="P5"><text:span text:style-name="T4">Expansion</text:span></text:p>
            <text:p text:style-name="P5"><text:span text:style-name="T5">256KB</text:span></text:p>
            <text:p text:style-name="P5"><text:span text:style-name="T6">$100000-$13FF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9.517cm" svg:height="0.635cm" draw:transform="rotate (-1.5707963267949) translate (7.463cm 1.901cm)">
            <text:p text:style-name="P2"><text:span text:style-name="T1">CPU Bu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635cm" svg:height="1.27cm" svg:x="9.684cm" svg:y="12.688cm">
            <text:p/>
            <draw:enhanced-geometry svg:viewBox="0 0 21600 21600" draw:text-areas="?f0 ?f8 ?f2 ?f9" draw:type="up-down-arrow" draw:modifiers="5603.77358490566 4537.5295043273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2.54cm" svg:height="1.27cm" svg:x="13.177cm" svg:y="11.418cm">
            <text:p text:style-name="P2"><text:span text:style-name="T1">Video</text:span></text:p>
            <text:p text:style-name="P2"><text:span text:style-name="T1">Controll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0.795cm" svg:height="0.635cm" draw:transform="rotate (-1.5707963267949) translate (12.542cm 1.893cm)">
            <text:p text:style-name="P2"><text:span text:style-name="T1">Internal 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8.878cm">
            <text:p text:style-name="P2"><text:span text:style-name="T1">CODEC Ctr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10.148cm">
            <text:p text:style-name="P2"><text:span text:style-name="T1">Stereo SI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6.338cm">
            <text:p text:style-name="P2"><text:span text:style-name="T1">DM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5.068cm">
            <text:p text:style-name="P2"><text:span text:style-name="T1">Tex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7.608cm">
            <text:p text:style-name="P2"><text:span text:style-name="T1">Bitma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8.878cm">
            <text:p text:style-name="P2"><text:span text:style-name="T1">Spri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10.148cm">
            <text:p text:style-name="P2"><text:span text:style-name="T1">T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1.27cm" svg:x="8.732cm" svg:y="11.418cm">
            <text:p text:style-name="P5"><text:span text:style-name="T4">RAM 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35cm" svg:height="0.635cm" draw:transform="rotate (1.5707963267949) translate (11.272cm 9.51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10.78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12.37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3.16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2.845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6.97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3" draw:layer="layout" svg:width="1.271cm" svg:height="0.635cm" svg:x="15.717cm" svg:y="10.148cm">
            <text:p/>
            <draw:enhanced-geometry svg:viewBox="0 0 21600 21600" draw:text-areas="0 ?f0 ?f5 ?f2" draw:type="right-arrow" draw:modifiers="15758.4905660377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3" draw:layer="layout" svg:width="1.271cm" svg:height="0.635cm" svg:x="15.716cm" svg:y="11.735cm">
            <text:p/>
            <draw:enhanced-geometry svg:viewBox="0 0 21600 21600" draw:text-areas="0 ?f0 ?f5 ?f2" draw:type="right-arrow" draw:modifiers="15758.4905660377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4.43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5.70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8.24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6.97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9.51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10.78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12.37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3" draw:layer="layout" svg:width="0.636cm" svg:height="0.635cm" draw:transform="rotate (-1.5707963267949) translate (18.574cm 12.382cm)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6.192cm 11.1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6.192cm 6.655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6.192cm 9.51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3" draw:layer="layout" svg:width="0.636cm" svg:height="0.635cm" svg:x="6.191cm" svg:y="7.608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3" draw:layer="layout" svg:width="0.636cm" svg:height="0.635cm" svg:x="3.016cm" svg:y="5.544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2.54cm" svg:height="0.635cm" svg:x="0.477cm" svg:y="5.544cm">
            <text:p text:style-name="P7"><text:span text:style-name="T7">Joystick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636cm" svg:height="0.635cm" svg:x="3.017cm" svg:y="6.496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13" draw:text-style-name="P9" draw:layer="layout" svg:x1="9.367cm" svg:y1="1.893cm" svg:x2="3.652cm" svg:y2="2.528cm" draw:start-shape="id1" draw:start-glue-point="4" draw:end-shape="id2" draw:end-glue-point="3" svg:d="M9367 1893v-518h-6233v1153h518" svg:viewBox="0 0 6234 1154">
            <text:p/>
          </draw:connector>
          <draw:connector draw:style-name="gr14" draw:text-style-name="P9" draw:layer="layout" draw:line-skew="-0.423cm -0.277cm" svg:x1="10.002cm" svg:y1="1.893cm" svg:x2="3.653cm" svg:y2="4.441cm" draw:start-shape="id1" draw:start-glue-point="0" draw:end-shape="id3" draw:end-glue-point="3" svg:d="M10002 1893v-941h-7144v3489h795" svg:viewBox="0 0 7145 3490">
            <text:p/>
          </draw:connector>
          <draw:custom-shape draw:style-name="gr15" draw:text-style-name="P11" draw:layer="layout" svg:width="2.857cm" svg:height="0.476cm" svg:x="4.604cm" svg:y="0cm">
            <text:p text:style-name="P10"><text:span text:style-name="T8">Bank Selectio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9" draw:layer="layout" draw:line-skew="-0.899cm -8.055cm" svg:x1="10.637cm" svg:y1="1.893cm" svg:x2="8.732cm" svg:y2="14.593cm" draw:start-shape="id1" draw:start-glue-point="5" draw:end-shape="id4" draw:end-glue-point="3" svg:d="M10637 1893v-1417h-10478v14117h8573" svg:viewBox="0 0 10479 14118">
            <text:p/>
          </draw:connector>
          <draw:custom-shape draw:style-name="gr3" draw:text-style-name="P8" draw:layer="layout" svg:width="2.54cm" svg:height="0.635cm" svg:x="0.477cm" svg:y="6.496cm">
            <text:p text:style-name="P7"><text:span text:style-name="T7">C64 Keyboar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1.5707963267949) translate (17.939cm 8.89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685cm" fo:page-height="15.3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09-14T14:06:06.428000000</meta:creation-date>
    <dc:date>2023-04-21T18:50:33.877000000</dc:date>
    <dc:creator>Peter Weingartner</dc:creator>
    <meta:editing-duration>PT49M11S</meta:editing-duration>
    <meta:editing-cycles>15</meta:editing-cycles>
    <meta:generator>LibreOffice/7.2.2.2$Windows_X86_64 LibreOffice_project/02b2acce88a210515b4a5bb2e46cbfb63fe97d56</meta:generator>
    <meta:document-statistic meta:object-count="70"/>
  </office:meta>
</office:document-meta>
</file>